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en" fo:country="US" officeooo:rsid="001aae72" officeooo:paragraph-rsid="001aae72"/>
    </style:style>
    <style:style style:name="P2" style:family="paragraph" style:parent-style-name="Standard">
      <style:text-properties officeooo:rsid="001aae72" officeooo:paragraph-rsid="001aae72"/>
    </style:style>
    <style:style style:name="P3" style:family="paragraph" style:parent-style-name="Standard">
      <style:paragraph-properties fo:text-align="end" style:justify-single-word="false"/>
      <style:text-properties officeooo:rsid="001aae72" officeooo:paragraph-rsid="001aae72"/>
    </style:style>
    <style:style style:name="P4" style:family="paragraph" style:parent-style-name="Standard">
      <style:paragraph-properties fo:text-align="end" style:justify-single-word="false"/>
      <style:text-properties fo:language="en" fo:country="US" officeooo:rsid="001aae72" officeooo:paragraph-rsid="001aae72"/>
    </style:style>
    <style:style style:name="P5" style:family="paragraph" style:parent-style-name="Standard">
      <style:text-properties fo:language="ru" fo:country="RU" officeooo:rsid="001aae72" officeooo:paragraph-rsid="001aae72"/>
    </style:style>
    <style:style style:name="P6" style:family="paragraph" style:parent-style-name="Standard">
      <style:text-properties fo:language="ru" fo:country="RU" fo:font-weight="bold" officeooo:rsid="001f40bb" officeooo:paragraph-rsid="001f40bb" style:font-weight-asian="bold" style:font-weight-complex="bold"/>
    </style:style>
    <style:style style:name="P7" style:family="paragraph" style:parent-style-name="Standard">
      <style:text-properties fo:language="ru" fo:country="RU" officeooo:rsid="00212f41" officeooo:paragraph-rsid="00212f41"/>
    </style:style>
    <style:style style:name="P8" style:family="paragraph" style:parent-style-name="Standard">
      <style:paragraph-properties fo:break-before="page"/>
    </style:style>
    <style:style style:name="P9" style:family="paragraph" style:parent-style-name="Standard">
      <style:paragraph-properties fo:break-before="page"/>
      <style:text-properties fo:language="ru" fo:country="RU" officeooo:rsid="00212f41" officeooo:paragraph-rsid="00212f41"/>
    </style:style>
    <style:style style:name="P10" style:family="paragraph" style:parent-style-name="Standard">
      <style:text-properties fo:language="ru" fo:country="RU" officeooo:rsid="001aae72" officeooo:paragraph-rsid="001aae72"/>
    </style:style>
    <style:style style:name="P11" style:family="paragraph" style:parent-style-name="Standard">
      <style:text-properties fo:language="ru" fo:country="RU" fo:font-weight="bold" officeooo:rsid="001aae72" officeooo:paragraph-rsid="001aae72" style:font-weight-asian="bold" style:font-weight-complex="bold"/>
    </style:style>
    <style:style style:name="P12" style:family="paragraph" style:parent-style-name="Standard">
      <style:text-properties fo:language="ru" fo:country="RU" officeooo:rsid="001f40bb" officeooo:paragraph-rsid="0022a0a4"/>
    </style:style>
    <style:style style:name="P13" style:family="paragraph" style:parent-style-name="Standard">
      <style:text-properties fo:language="ru" fo:country="RU" officeooo:rsid="0022a0a4" officeooo:paragraph-rsid="0022a0a4"/>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size="6pt" fo:font-style="normal" fo:text-shadow="none" style:text-underline-style="none" fo:font-weight="normal" style:letter-kerning="true" style:font-name-asian="Droid Sans Fallback" style:font-size-asian="6pt" style:font-style-asian="normal" style:font-weight-asian="normal" style:font-name-complex="Droid Sans Devanagari" style:font-size-complex="6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align="center" fo:text-indent="0cm"/>
    </style:style>
    <style:style style:name="P1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6pt" fo:font-style="normal" fo:text-shadow="none" style:text-underline-style="none" fo:font-weight="normal" style:letter-kerning="true" style:font-name-asian="Droid Sans Fallback" style:font-size-asian="6pt" style:font-style-asian="normal" style:font-weight-asian="normal" style:font-name-complex="Droid Sans Devanagari" style:font-size-complex="6pt" style:font-style-complex="normal" style:font-weight-complex="normal" style:text-emphasize="none" style:font-relief="none" style:text-overline-style="none" style:text-overline-color="font-color"/>
    </style:style>
    <style:style style:name="P2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6pt" fo:font-style="normal" fo:text-shadow="none" style:text-underline-style="none" fo:font-weight="normal" style:letter-kerning="true" style:font-name-asian="Droid Sans Fallback" style:font-size-asian="6pt" style:font-style-asian="normal" style:font-weight-asian="normal" style:font-name-complex="Droid Sans Devanagari" style:font-size-complex="6pt" style:font-style-complex="normal" style:font-weight-complex="normal" style:text-emphasize="none" style:font-relief="none" style:text-overline-style="none" style:text-overline-color="font-color"/>
    </style:style>
    <style:style style:name="P2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000000" draw:opacity="1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5pt" fo:font-style="normal" fo:text-shadow="none" style:text-underline-style="none" fo:font-weight="normal" style:letter-kerning="true" style:font-name-asian="Droid Sans Fallback" style:font-size-asian="15pt" style:font-style-asian="normal" style:font-weight-asian="normal" style:font-name-complex="Droid Sans Devanagari" style:font-size-complex="15pt" style:font-style-complex="normal" style:font-weight-complex="normal" style:text-emphasize="none" style:font-relief="none" style:text-overline-style="none" style:text-overline-color="font-color"/>
    </style:style>
    <style:style style:name="P2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2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officeooo:rsid="0022a0a4"/>
    </style:style>
    <style:style style:name="T4" style:family="text">
      <style:text-properties officeooo:rsid="0022a0a4"/>
    </style:style>
    <style:style style:name="T5" style:family="text">
      <style:text-properties fo:font-variant="normal" fo:text-transform="none" style:use-window-font-color="true" style:text-outline="false" style:text-line-through-style="none" style:text-line-through-type="none" style:font-name="DejaVu Sans" fo:font-size="6pt" fo:font-style="normal" fo:text-shadow="none" style:text-underline-style="none" fo:font-weight="normal" style:letter-kerning="true" style:font-name-asian="Droid Sans Fallback" style:font-size-asian="6pt" style:font-style-asian="normal" style:font-weight-asian="normal" style:font-name-complex="Droid Sans Devanagari" style:font-size-complex="6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DejaVu Sans" fo:font-size="5pt" fo:font-style="normal" fo:text-shadow="none" style:text-underline-style="none" fo:font-weight="normal" style:letter-kerning="true" style:font-name-asian="Droid Sans Fallback" style:font-size-asian="5pt" style:font-style-asian="normal" style:font-weight-asian="normal" style:font-name-complex="Droid Sans Devanagari" style:font-size-complex="5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DejaVu Sans" fo:font-size="15pt" fo:font-style="normal" fo:text-shadow="none" style:text-underline-style="none" fo:font-weight="normal" style:letter-kerning="true" style:font-name-asian="Droid Sans Fallback" style:font-size-asian="15pt" style:font-style-asian="normal" style:font-weight-asian="normal" style:font-name-complex="Droid Sans Devanagari" style:font-size-complex="15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DejaVu Sans"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Droid Sans Devanagari" style:font-size-complex="7pt" style:font-style-complex="normal" style:font-weight-complex="normal" style:text-emphasize="none" style:font-relief="none" style:text-overline-style="none" style:text-overline-color="font-color"/>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svg:stroke-color="#000000" draw:marker-start-width="0.199cm" draw:marker-start-center="false"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 style:family="graphic">
      <style:graphic-properties draw:stroke="solid" svg:stroke-width="0.049cm" svg:stroke-color="#000000" draw:marker-start-width="0.199cm" draw:marker-start-center="false" draw:marker-end-width="0.199cm" draw:marker-end-center="false" draw:fill="solid" draw:fill-color="#ffff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249cm" fo:min-width="0.688cm"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249cm" fo:min-width="0.63cm"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solid" svg:stroke-width="0.049cm" svg:stroke-color="#000000" draw:marker-start-width="0.199cm" draw:marker-start-center="false" draw:marker-end="Circle" draw:marker-end-width="0.22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solid" svg:stroke-width="0.049cm" svg:stroke-color="#000000" draw:marker-start-width="0.199cm" draw:marker-start-center="false"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249cm" fo:min-width="0.743cm" fo:padding-top="0.15cm" fo:padding-bottom="0.15cm" fo:padding-left="0.275cm" fo:padding-right="0.275cm" draw:shadow="hidden" draw:shadow-offset-x="0.199cm" draw:shadow-offset-y="0.199cm" draw:shadow-color="#808080" style:run-through="foreground"/>
    </style:style>
    <style:style style:name="gr9"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249cm" fo:min-width="0.446cm"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249cm" fo:min-width="0.4cm"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413cm" fo:min-width="5.412cm" fo:padding-top="0.15cm" fo:padding-bottom="0.15cm" fo:padding-left="0.275cm" fo:padding-right="0.275cm" draw:shadow="hidden" draw:shadow-offset-x="0.199cm" draw:shadow-offset-y="0.199cm" draw:shadow-color="#808080" style:run-through="foreground"/>
    </style:style>
    <style:style style:name="gr12"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249cm" fo:min-width="0.64cm" fo:padding-top="0.15cm" fo:padding-bottom="0.15cm" fo:padding-left="0.275cm" fo:padding-right="0.275cm" draw:shadow="hidden" draw:shadow-offset-x="0.199cm" draw:shadow-offset-y="0.199cm" draw:shadow-color="#808080" style:run-through="foreground"/>
    </style:style>
    <style:style style:name="gr13"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249cm" fo:min-width="0.376cm" fo:padding-top="0.15cm" fo:padding-bottom="0.15cm" fo:padding-left="0.275cm" fo:padding-right="0.275cm" draw:shadow="hidden" draw:shadow-offset-x="0.199cm" draw:shadow-offset-y="0.199cm" draw:shadow-color="#808080" style:run-through="foreground"/>
    </style:style>
    <style:style style:name="gr14"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249cm" fo:min-width="0.788cm" fo:padding-top="0.15cm" fo:padding-bottom="0.15cm" fo:padding-left="0.275cm" fo:padding-right="0.275cm" draw:shadow="hidden" draw:shadow-offset-x="0.199cm" draw:shadow-offset-y="0.199cm" draw:shadow-color="#808080" style:run-through="foreground"/>
    </style:style>
    <style:style style:name="gr15" style:family="graphic">
      <style:graphic-properties draw:stroke="solid" svg:stroke-width="0.049cm" svg:stroke-color="#000000" draw:marker-start-width="0.199cm" draw:marker-start-center="false" draw:marker-end-width="0.199cm" draw:marker-end-center="false" draw:fill="solid" draw:fill-color="#ffff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6"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249cm" fo:min-width="0.445cm" fo:padding-top="0.15cm" fo:padding-bottom="0.15cm" fo:padding-left="0.275cm" fo:padding-right="0.275cm" draw:shadow="hidden" draw:shadow-offset-x="0.199cm" draw:shadow-offset-y="0.199cm" draw:shadow-color="#808080" style:run-through="foreground"/>
    </style:style>
    <style:style style:name="gr17" style:family="graphic">
      <style:graphic-properties draw:stroke="solid" svg:stroke-width="0.049cm" svg:stroke-color="#000000" draw:marker-start-width="0.199cm" draw:marker-start-center="false" draw:marker-end-width="0.199cm" draw:marker-end-center="false" draw:fill="solid"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8" style:family="graphic">
      <style:graphic-properties draw:stroke="none" svg:stroke-width="0cm" svg:stroke-color="#000000" draw:marker-start-width="0.199cm" draw:marker-start-center="false" draw:marker-end-width="0.19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19" style:family="graphic">
      <style:graphic-properties draw:stroke="none" svg:stroke-width="0cm" svg:stroke-color="#000000" draw:marker-start-width="0.199cm" draw:marker-start-center="false" draw:marker-end="Circle" draw:marker-end-width="0.229cm" draw:marker-end-center="false" draw:fill="solid" draw:fill-color="#000000" draw:opacity="100%" draw:textarea-horizontal-align="center" draw:textarea-vertical-align="middle" fo:padding-top="0.15cm" fo:padding-bottom="0.15cm" fo:padding-left="0.275cm" fo:padding-right="0.275cm" draw:shadow="hidden" draw:shadow-offset-x="0.199cm" draw:shadow-offset-y="0.199cm" draw:shadow-color="#808080" style:run-through="foreground"/>
    </style:style>
    <style:style style:name="gr20"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249cm" fo:min-width="0.273cm" fo:padding-top="0.15cm" fo:padding-bottom="0.15cm" fo:padding-left="0.275cm" fo:padding-right="0.275cm" draw:shadow="hidden" draw:shadow-offset-x="0.199cm" draw:shadow-offset-y="0.199cm" draw:shadow-color="#808080" style:run-through="foreground"/>
    </style:style>
    <style:style style:name="gr21"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249cm" fo:min-width="0.67cm" fo:padding-top="0.15cm" fo:padding-bottom="0.15cm" fo:padding-left="0.275cm" fo:padding-right="0.275cm" draw:shadow="hidden" draw:shadow-offset-x="0.199cm" draw:shadow-offset-y="0.199cm" draw:shadow-color="#808080" style:run-through="foreground"/>
    </style:style>
    <style:style style:name="gr22"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249cm" fo:min-width="0.138cm" fo:padding-top="0.15cm" fo:padding-bottom="0.15cm" fo:padding-left="0.275cm" fo:padding-right="0.275cm" draw:shadow="hidden" draw:shadow-offset-x="0.199cm" draw:shadow-offset-y="0.199cm" draw:shadow-color="#808080" style:run-through="foreground"/>
    </style:style>
    <style:style style:name="gr23"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249cm" fo:min-width="0.861cm" fo:padding-top="0.15cm" fo:padding-bottom="0.15cm" fo:padding-left="0.275cm" fo:padding-right="0.275cm" draw:shadow="hidden" draw:shadow-offset-x="0.199cm" draw:shadow-offset-y="0.199cm" draw:shadow-color="#808080" style:run-through="foreground"/>
    </style:style>
    <style:style style:name="gr24" style:family="graphic">
      <style:graphic-properties draw:stroke="solid" svg:stroke-width="0.049cm" svg:stroke-color="#000000" draw:marker-start-width="0.229cm" draw:marker-start-center="false" draw:marker-end="Circle" draw:marker-end-width="0.22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5"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249cm" fo:min-width="0.557cm" fo:padding-top="0.15cm" fo:padding-bottom="0.15cm" fo:padding-left="0.275cm" fo:padding-right="0.275cm" draw:shadow="hidden" draw:shadow-offset-x="0.199cm" draw:shadow-offset-y="0.199cm" draw:shadow-color="#808080" style:run-through="foreground"/>
    </style:style>
    <style:style style:name="gr26" style:family="graphic">
      <style:graphic-properties draw:stroke="solid" svg:stroke-width="0.049cm" svg:stroke-color="#000000" draw:marker-start-width="0.199cm" draw:marker-start-center="false" draw:marker-end="Circle_20_unfille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249cm" fo:min-width="0.654cm" fo:padding-top="0.15cm" fo:padding-bottom="0.15cm" fo:padding-left="0.275cm" fo:padding-right="0.275cm" draw:shadow="hidden" draw:shadow-offset-x="0.199cm" draw:shadow-offset-y="0.199cm" draw:shadow-color="#808080" style:run-through="foreground"/>
    </style:style>
    <style:style style:name="gr28"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249cm" fo:min-width="0.316cm" fo:padding-top="0.15cm" fo:padding-bottom="0.15cm" fo:padding-left="0.275cm" fo:padding-right="0.275cm" draw:shadow="hidden" draw:shadow-offset-x="0.199cm" draw:shadow-offset-y="0.199cm" draw:shadow-color="#808080" style:run-through="foreground"/>
    </style:style>
    <style:style style:name="gr29" style:family="graphic">
      <style:graphic-properties draw:stroke="solid" svg:stroke-width="0.019cm" svg:stroke-color="#000000" draw:marker-start-width="0.155cm" draw:marker-start-center="false" draw:marker-end-width="0.155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0"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249cm" fo:min-width="0.36cm"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249cm" fo:min-width="0.286cm" fo:padding-top="0.15cm" fo:padding-bottom="0.15cm" fo:padding-left="0.275cm" fo:padding-right="0.275cm" draw:shadow="hidden" draw:shadow-offset-x="0.199cm" draw:shadow-offset-y="0.199cm" draw:shadow-color="#808080" style:run-through="foreground"/>
    </style:style>
    <style:style style:name="gr32"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249cm" fo:min-width="0.549cm" fo:padding-top="0.15cm" fo:padding-bottom="0.15cm" fo:padding-left="0.275cm" fo:padding-right="0.275cm" draw:shadow="hidden" draw:shadow-offset-x="0.199cm" draw:shadow-offset-y="0.199cm" draw:shadow-color="#808080" style:run-through="foreground"/>
    </style:style>
    <style:style style:name="gr33"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249cm" fo:min-width="0.76cm" fo:padding-top="0.15cm" fo:padding-bottom="0.15cm" fo:padding-left="0.275cm" fo:padding-right="0.275cm" draw:shadow="hidden" draw:shadow-offset-x="0.199cm" draw:shadow-offset-y="0.199cm" draw:shadow-color="#808080" style:run-through="foreground"/>
    </style:style>
    <style:style style:name="gr3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48cm" fo:min-width="1.8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332cm" fo:min-width="0.912cm" fo:padding-top="0.15cm" fo:padding-bottom="0.15cm" fo:padding-left="0.275cm" fo:padding-right="0.275cm" draw:shadow="hidden" draw:shadow-offset-x="0.199cm" draw:shadow-offset-y="0.199cm" draw:shadow-color="#808080" style:run-through="foreground"/>
    </style:style>
    <style:style style:name="gr36"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332cm" fo:min-width="0.183cm" fo:padding-top="0.15cm" fo:padding-bottom="0.15cm" fo:padding-left="0.275cm" fo:padding-right="0.275cm" draw:shadow="hidden" draw:shadow-offset-x="0.199cm" draw:shadow-offset-y="0.199cm" draw:shadow-color="#808080" style:run-through="foreground"/>
    </style:style>
    <style:style style:name="gr37"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332cm" fo:min-width="0.533cm" fo:padding-top="0.15cm" fo:padding-bottom="0.15cm" fo:padding-left="0.275cm" fo:padding-right="0.275cm" draw:shadow="hidden" draw:shadow-offset-x="0.199cm" draw:shadow-offset-y="0.199cm" draw:shadow-color="#808080" style:run-through="foreground"/>
    </style:style>
    <style:style style:name="gr38"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332cm" fo:min-width="0.84cm" fo:padding-top="0.15cm" fo:padding-bottom="0.15cm" fo:padding-left="0.275cm" fo:padding-right="0.275cm" draw:shadow="hidden" draw:shadow-offset-x="0.199cm" draw:shadow-offset-y="0.199cm" draw:shadow-color="#808080" style:run-through="foreground"/>
    </style:style>
    <style:style style:name="gr39"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332cm" fo:min-width="0.6cm" fo:padding-top="0.15cm" fo:padding-bottom="0.15cm" fo:padding-left="0.275cm" fo:padding-right="0.275cm" draw:shadow="hidden" draw:shadow-offset-x="0.199cm" draw:shadow-offset-y="0.199cm" draw:shadow-color="#808080" style:run-through="foreground"/>
    </style:style>
    <style:style style:name="gr40"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332cm" fo:min-width="0.873cm" fo:padding-top="0.15cm" fo:padding-bottom="0.15cm" fo:padding-left="0.275cm" fo:padding-right="0.275cm" draw:shadow="hidden" draw:shadow-offset-x="0.199cm" draw:shadow-offset-y="0.199cm" draw:shadow-color="#808080" style:run-through="foreground"/>
    </style:style>
    <style:style style:name="gr41"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332cm" fo:min-width="0.365cm" fo:padding-top="0.15cm" fo:padding-bottom="0.15cm" fo:padding-left="0.275cm" fo:padding-right="0.275cm" draw:shadow="hidden" draw:shadow-offset-x="0.199cm" draw:shadow-offset-y="0.199cm" draw:shadow-color="#808080" style:run-through="foreground"/>
    </style:style>
    <style:style style:name="gr42"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332cm" fo:min-width="0.422cm" fo:padding-top="0.15cm" fo:padding-bottom="0.15cm" fo:padding-left="0.275cm" fo:padding-right="0.275cm" draw:shadow="hidden" draw:shadow-offset-x="0.199cm" draw:shadow-offset-y="0.199cm" draw:shadow-color="#808080" style:run-through="foreground"/>
    </style:style>
    <style:style style:name="gr43"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332cm" fo:min-width="0.48cm" fo:padding-top="0.15cm" fo:padding-bottom="0.15cm" fo:padding-left="0.275cm" fo:padding-right="0.275cm" draw:shadow="hidden" draw:shadow-offset-x="0.199cm" draw:shadow-offset-y="0.199cm" draw:shadow-color="#808080" style:run-through="foreground"/>
    </style:style>
    <style:style style:name="gr44"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332cm" fo:min-width="0.543cm" fo:padding-top="0.15cm" fo:padding-bottom="0.15cm" fo:padding-left="0.275cm" fo:padding-right="0.275cm" draw:shadow="hidden" draw:shadow-offset-x="0.199cm" draw:shadow-offset-y="0.199cm" draw:shadow-color="#808080" style:run-through="foreground"/>
    </style:style>
    <style:style style:name="gr45"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332cm" fo:min-width="0.73cm" fo:padding-top="0.15cm" fo:padding-bottom="0.15cm" fo:padding-left="0.275cm" fo:padding-right="0.275cm" draw:shadow="hidden" draw:shadow-offset-x="0.199cm" draw:shadow-offset-y="0.199cm" draw:shadow-color="#808080" style:run-through="foreground"/>
    </style:style>
    <style:style style:name="gr46"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332cm" fo:min-width="0.843cm" fo:padding-top="0.15cm" fo:padding-bottom="0.15cm" fo:padding-left="0.275cm" fo:padding-right="0.275cm" draw:shadow="hidden" draw:shadow-offset-x="0.199cm" draw:shadow-offset-y="0.199cm" draw:shadow-color="#808080" style:run-through="foreground"/>
    </style:style>
    <style:style style:name="gr47"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332cm" fo:min-width="1.067cm" fo:padding-top="0.15cm" fo:padding-bottom="0.15cm" fo:padding-left="0.275cm" fo:padding-right="0.275cm" draw:shadow="hidden" draw:shadow-offset-x="0.199cm" draw:shadow-offset-y="0.199cm" draw:shadow-color="#808080" style:run-through="foreground"/>
    </style:style>
    <style:style style:name="gr48"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332cm" fo:min-width="0.933cm" fo:padding-top="0.15cm" fo:padding-bottom="0.15cm" fo:padding-left="0.275cm" fo:padding-right="0.275cm" draw:shadow="hidden" draw:shadow-offset-x="0.199cm" draw:shadow-offset-y="0.199cm" draw:shadow-color="#808080" style:run-through="foreground"/>
    </style:style>
    <style:style style:name="gr49"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413cm" fo:min-width="2.378cm" fo:padding-top="0.15cm" fo:padding-bottom="0.15cm" fo:padding-left="0.275cm" fo:padding-right="0.275cm" draw:shadow="hidden" draw:shadow-offset-x="0.199cm" draw:shadow-offset-y="0.199cm" draw:shadow-color="#808080" style:run-through="foreground"/>
    </style:style>
    <style:style style:name="gr50" style:family="graphic">
      <style:graphic-properties draw:stroke="solid" svg:stroke-width="0.019cm" svg:stroke-color="#000000" draw:marker-start-width="0.199cm" draw:marker-start-center="false" draw:marker-end-width="0.19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1"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332cm" fo:min-width="1.441cm" fo:padding-top="0.15cm" fo:padding-bottom="0.15cm" fo:padding-left="0.275cm" fo:padding-right="0.275cm" draw:shadow="hidden" draw:shadow-offset-x="0.199cm" draw:shadow-offset-y="0.199cm" draw:shadow-color="#808080" style:run-through="foreground"/>
    </style:style>
    <style:style style:name="gr52"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332cm" fo:min-width="0.914cm" fo:padding-top="0.15cm" fo:padding-bottom="0.15cm" fo:padding-left="0.275cm" fo:padding-right="0.275cm" draw:shadow="hidden" draw:shadow-offset-x="0.199cm" draw:shadow-offset-y="0.199cm" draw:shadow-color="#808080" style:run-through="foreground"/>
    </style:style>
    <style:style style:name="gr53"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332cm" fo:min-width="1.148cm" fo:padding-top="0.15cm" fo:padding-bottom="0.15cm" fo:padding-left="0.275cm" fo:padding-right="0.275cm" draw:shadow="hidden" draw:shadow-offset-x="0.199cm" draw:shadow-offset-y="0.199cm" draw:shadow-color="#808080" style:run-through="foreground"/>
    </style:style>
    <style:style style:name="gr54"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332cm" fo:min-width="0.778cm" fo:padding-top="0.15cm" fo:padding-bottom="0.15cm" fo:padding-left="0.275cm" fo:padding-right="0.275cm" draw:shadow="hidden" draw:shadow-offset-x="0.199cm" draw:shadow-offset-y="0.199cm" draw:shadow-color="#808080" style:run-through="foreground"/>
    </style:style>
    <style:style style:name="gr55" style:family="graphic">
      <style:graphic-properties draw:stroke="none" svg:stroke-width="0.049cm" svg:stroke-color="#000000" draw:marker-start-width="0.199cm" draw:marker-start-center="false" draw:marker-end-width="0.199cm" draw:marker-end-center="false" draw:fill="none" draw:fill-color="#ffffff" draw:textarea-horizontal-align="left" draw:auto-grow-height="true" draw:auto-grow-width="true" fo:min-height="0.332cm" fo:min-width="0.383cm" fo:padding-top="0.15cm" fo:padding-bottom="0.15cm" fo:padding-left="0.275cm" fo:padding-right="0.275cm" draw:shadow="hidden" draw:shadow-offset-x="0.199cm" draw:shadow-offset-y="0.199cm" draw:shadow-color="#808080" style:run-through="foreground"/>
    </style:style>
    <style:style style:name="gr56" style:family="graphic">
      <style:graphic-properties draw:stroke="solid" svg:stroke-width="0.049cm" svg:stroke-color="#000000" draw:marker-start-width="0.199cm" draw:marker-start-center="false" draw:marker-end-width="0.199cm" draw:marker-end-center="false" draw:fill="solid" draw:fill-color="#000000" draw:textarea-horizontal-align="justify" draw:textarea-vertical-align="middle" fo:padding-top="0.15cm" fo:padding-bottom="0.15cm" fo:padding-left="0.275cm" fo:padding-right="0.27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C2MOS <text:span text:style-name="T1">полностью встроеное серво декодирование для НЖМД</text:span></text:p>
      <text:p text:style-name="P4">AD7775<text:note text:id="ftn1" text:note-class="footnote"><text:note-citation>1</text:note-citation><text:note-body><text:p text:style-name="P1">U.S. <text:span text:style-name="T1">патент 4,990,916</text:span></text:p></text:note-body></text:note></text:p>
      <text:p text:style-name="P5"/>
      <text:p text:style-name="P11">Особенности</text:p>
      <text:p text:style-name="P2"><text:span text:style-name="T1">10-бит 3</text:span><text:span text:style-name="T2">us </text:span><text:span text:style-name="T1">АЦП</text:span></text:p>
      <text:p text:style-name="P5">Два ЦАП с выходными усилителями</text:p>
      <text:p text:style-name="P2"><text:span text:style-name="T1"><text:tab/>Один 10-бит, 4</text:span><text:span text:style-name="T2">us settling </text:span><text:span text:style-name="T1">ЦАП</text:span></text:p>
      <text:p text:style-name="P2"><text:span text:style-name="T1"><text:tab/>Один </text:span><text:span text:style-name="T2">8</text:span><text:span text:style-name="T1">-бит, </text:span><text:span text:style-name="T2">3us settling </text:span><text:span text:style-name="T1">ЦАП</text:span></text:p>
      <text:p text:style-name="P5">Полностью интегрированный демодулятор сервометок</text:p>
      <text:p text:style-name="P5">Режим выключения питания</text:p>
      <text:p text:style-name="P5">Только +5В</text:p>
      <text:p text:style-name="P5">Быстрый интерфейсный порт</text:p>
      <text:p text:style-name="P2"><text:span text:style-name="T1">28-выводов </text:span><text:span text:style-name="T2">SOIC </text:span><text:span text:style-name="T1">корпус</text:span></text:p>
      <text:p text:style-name="P5"/>
      <text:p text:style-name="P11">Применения</text:p>
      <text:p text:style-name="P5">Встроенная серво для НЖМД</text:p>
      <text:p text:style-name="P6"><draw:g text:anchor-type="paragraph" draw:z-index="0" draw:name="Фигура1" draw:style-name="gr1"><draw:rect draw:style-name="gr2" draw:text-style-name="P14" svg:width="10.002cm" svg:height="10.501cm" svg:x="3.87cm" svg:y="1.467cm"><text:p/></draw:rect><draw:rect draw:style-name="gr3" draw:text-style-name="P15" svg:width="0.301cm" svg:height="0.302cm" svg:x="4.701cm" svg:y="1.317cm"><text:p/></draw:rect><draw:frame draw:style-name="gr4" draw:text-style-name="P17" svg:width="1.239cm" svg:height="0.549cm" svg:x="4.262cm" svg:y="0.889cm"><draw:text-box><text:p text:style-name="P16"><text:span text:style-name="T5">C</text:span><text:span text:style-name="T6">INT</text:span><text:span text:style-name="T5">(-)</text:span></text:p></draw:text-box></draw:frame><draw:rect draw:style-name="gr3" draw:text-style-name="P15" svg:width="0.301cm" svg:height="0.302cm" svg:x="9.601cm" svg:y="1.317cm"><text:p/></draw:rect><draw:frame draw:style-name="gr5" draw:text-style-name="P17" svg:width="1.181cm" svg:height="0.549cm" svg:x="9.16cm" svg:y="0.889cm"><draw:text-box><text:p text:style-name="P16"><text:span text:style-name="T5">CLKIN</text:span></text:p></draw:text-box></draw:frame><draw:rect draw:style-name="gr3" draw:text-style-name="P15" svg:width="0.301cm" svg:height="0.302cm" svg:x="7.101cm" svg:y="1.317cm"><text:p/></draw:rect><draw:line draw:style-name="gr6" draw:text-style-name="P14" svg:x1="7.251cm" svg:y1="1.628cm" svg:x2="7.251cm" svg:y2="2.718cm"><text:p/></draw:line><draw:rect draw:style-name="gr7" draw:text-style-name="P19" svg:width="1.5cm" svg:height="1.001cm" svg:x="4.502cm" svg:y="2.108cm"><text:p text:style-name="P18"><text:span text:style-name="T5">ZCD &amp;</text:span></text:p><text:p text:style-name="P18"><text:span text:style-name="T5">RECTIFIER</text:span></text:p></draw:rect><draw:rect draw:style-name="gr3" draw:text-style-name="P15" svg:width="0.301cm" svg:height="0.301cm" svg:x="3.72cm" svg:y="2.219cm"><text:p/></draw:rect><draw:rect draw:style-name="gr7" draw:text-style-name="P19" svg:width="1.001cm" svg:height="1.001cm" svg:x="7.631cm" svg:y="2.118cm"><text:p text:style-name="P18"><text:span text:style-name="T5">TRACK/</text:span></text:p><text:p text:style-name="P18"><text:span text:style-name="T5">HOLD</text:span></text:p><text:p text:style-name="P18"><text:span text:style-name="T5">(X4)</text:span></text:p></draw:rect><draw:rect draw:style-name="gr3" draw:text-style-name="P15" svg:width="0.301cm" svg:height="0.301cm" svg:x="3.72cm" svg:y="2.718cm"><text:p/></draw:rect><draw:frame draw:style-name="gr8" draw:text-style-name="P17" svg:width="1.294cm" svg:height="0.549cm" svg:x="2.66cm" svg:y="2.09cm"><draw:text-box><text:p text:style-name="P16"><text:span text:style-name="T5">V</text:span><text:span text:style-name="T6">IN</text:span><text:span text:style-name="T5"> (+)</text:span></text:p></draw:text-box></draw:frame><draw:rect draw:style-name="gr3" draw:text-style-name="P15" svg:width="0.301cm" svg:height="0.301cm" svg:x="13.721cm" svg:y="6.697cm"><text:p/></draw:rect><draw:frame draw:style-name="gr9" draw:text-style-name="P17" svg:width="0.997cm" svg:height="0.549cm" svg:x="13.85cm" svg:y="6.579cm"><draw:text-box><text:p text:style-name="P16"><text:span text:style-name="T5">DB0</text:span></text:p></draw:text-box></draw:frame><draw:rect draw:style-name="gr3" draw:text-style-name="P15" svg:width="0.301cm" svg:height="0.301cm" svg:x="13.721cm" svg:y="7.509cm"><text:p/></draw:rect><draw:frame draw:style-name="gr9" draw:text-style-name="P17" svg:width="0.997cm" svg:height="0.549cm" svg:x="13.862cm" svg:y="7.39cm"><draw:text-box><text:p text:style-name="P16"><text:span text:style-name="T5">DB9</text:span></text:p></draw:text-box></draw:frame><draw:polygon draw:style-name="gr2" draw:text-style-name="P19" svg:width="0.589cm" svg:height="1.039cm" svg:x="6.331cm" svg:y="2.088cm" svg:viewBox="0 0 590 1040" draw:points="590,760 590,250 0,0 0,1040"><text:p/></draw:polygon><draw:rect draw:style-name="gr7" draw:text-style-name="P19" svg:width="1.301cm" svg:height="0.802cm" svg:x="11.091cm" svg:y="8.218cm"><text:p text:style-name="P18"><text:span text:style-name="T5">10-BIT</text:span></text:p><text:p text:style-name="P18"><text:span text:style-name="T5">DAC A</text:span></text:p></draw:rect><draw:rect draw:style-name="gr7" draw:text-style-name="P19" svg:width="1.001cm" svg:height="0.999cm" svg:x="9.001cm" svg:y="10.569cm"><text:p text:style-name="P18"><text:span text:style-name="T5">REF</text:span></text:p></draw:rect><draw:rect draw:style-name="gr3" draw:text-style-name="P15" svg:width="0.301cm" svg:height="0.301cm" svg:x="3.72cm" svg:y="8.858cm"><text:p/></draw:rect><draw:frame draw:style-name="gr10" draw:text-style-name="P17" svg:width="0.952cm" svg:height="0.549cm" svg:x="2.72cm" svg:y="8.72cm"><draw:text-box><text:p text:style-name="P16"><text:span text:style-name="T5">ALE</text:span></text:p></draw:text-box></draw:frame><draw:rect draw:style-name="gr7" draw:text-style-name="P19" xml:id="id4" draw:id="id4" svg:width="1.502cm" svg:height="0.802cm" svg:x="4.96cm" svg:y="8.577cm"><text:p text:style-name="P18"><text:span text:style-name="T5">ADRESS</text:span></text:p><text:p text:style-name="P18"><text:span text:style-name="T5">DECODE</text:span></text:p></draw:rect><draw:rect draw:style-name="gr3" draw:text-style-name="P15" svg:width="0.301cm" svg:height="0.301cm" svg:x="10.822cm" svg:y="11.819cm"><text:p/></draw:rect><draw:rect draw:style-name="gr3" draw:text-style-name="P15" svg:width="0.301cm" svg:height="0.301cm" svg:x="12.621cm" svg:y="11.819cm"><text:p/></draw:rect><draw:frame draw:style-name="gr5" draw:text-style-name="P17" svg:width="1.181cm" svg:height="0.549cm" svg:x="12.22cm" svg:y="12.012cm"><draw:text-box><text:p text:style-name="P16"><text:span text:style-name="T5">AGND</text:span></text:p></draw:text-box></draw:frame><draw:frame draw:style-name="gr11" draw:text-style-name="P20" svg:width="5.963cm" svg:height="0.713cm" svg:x="5.51cm" svg:y="0.266cm"><draw:text-box><text:p text:style-name="P16"><text:span text:style-name="T7">Функциональная блок-схема</text:span></text:p></draw:text-box></draw:frame><draw:frame draw:style-name="gr12" draw:text-style-name="P17" svg:width="1.191cm" svg:height="0.549cm" svg:x="2.662cm" svg:y="2.591cm"><draw:text-box><text:p text:style-name="P16"><text:span text:style-name="T5">V</text:span><text:span text:style-name="T6">IN</text:span><text:span text:style-name="T5"> (-)</text:span></text:p></draw:text-box></draw:frame><draw:line draw:style-name="gr2" draw:text-style-name="P14" svg:x1="4.021cm" svg:y1="2.368cm" svg:x2="4.501cm" svg:y2="2.358cm"><text:p/></draw:line><draw:line draw:style-name="gr2" draw:text-style-name="P14" svg:x1="4.021cm" svg:y1="2.878cm" svg:x2="4.501cm" svg:y2="2.868cm"><text:p/></draw:line><draw:frame draw:style-name="gr13" draw:text-style-name="P17" svg:width="0.927cm" svg:height="0.549cm" svg:x="6.161cm" svg:y="2.347cm"><draw:text-box><text:p text:style-name="P16"><text:span text:style-name="T5">Gm</text:span></text:p></draw:text-box></draw:frame><draw:line draw:style-name="gr2" draw:text-style-name="P14" svg:x1="6.001cm" svg:y1="2.368cm" svg:x2="6.331cm" svg:y2="2.368cm"><text:p/></draw:line><draw:line draw:style-name="gr2" draw:text-style-name="P14" svg:x1="6.001cm" svg:y1="2.868cm" svg:x2="6.331cm" svg:y2="2.868cm"><text:p/></draw:line><draw:line draw:style-name="gr2" draw:text-style-name="P14" svg:x1="6.921cm" svg:y1="2.598cm" svg:x2="7.641cm" svg:y2="2.608cm"><text:p/></draw:line><draw:frame draw:style-name="gr14" draw:text-style-name="P17" svg:width="1.34cm" svg:height="0.549cm" svg:x="6.662cm" svg:y="0.889cm"><draw:text-box><text:p text:style-name="P16"><text:span text:style-name="T5">C</text:span><text:span text:style-name="T6">INT</text:span><text:span text:style-name="T5">(+)</text:span></text:p></draw:text-box></draw:frame><draw:line draw:style-name="gr2" draw:text-style-name="P14" svg:x1="8.621cm" svg:y1="2.598cm" svg:x2="9.401cm" svg:y2="2.598cm"><text:p/></draw:line><draw:line draw:style-name="gr2" draw:text-style-name="P14" svg:x1="9.751cm" svg:y1="1.607cm" svg:x2="9.761cm" svg:y2="10.557cm"><text:p/></draw:line><draw:rect draw:style-name="gr15" draw:text-style-name="P21" xml:id="id1" draw:id="id1" svg:width="1.5cm" svg:height="1.001cm" svg:x="9.402cm" svg:y="2.108cm"><text:p text:style-name="P18"><text:span text:style-name="T5">10-BIT</text:span></text:p><text:p text:style-name="P18"><text:span text:style-name="T5">ADC</text:span></text:p></draw:rect><draw:rect draw:style-name="gr3" draw:text-style-name="P15" svg:width="0.301cm" svg:height="0.302cm" svg:x="12.601cm" svg:y="1.317cm"><text:p/></draw:rect><draw:frame draw:style-name="gr16" draw:text-style-name="P17" svg:width="0.996cm" svg:height="0.549cm" svg:x="12.263cm" svg:y="0.903cm"><draw:text-box><text:p text:style-name="P16"><text:span text:style-name="T5">VCC</text:span></text:p></draw:text-box></draw:frame><draw:rect draw:style-name="gr15" draw:text-style-name="P21" xml:id="id2" draw:id="id2" svg:width="1.5cm" svg:height="0.502cm" svg:x="10.871cm" svg:y="3.718cm"><text:p text:style-name="P18"><text:span text:style-name="T5">ADCREG4</text:span></text:p></draw:rect><draw:rect draw:style-name="gr15" draw:text-style-name="P21" svg:width="1.5cm" svg:height="0.5cm" svg:x="10.871cm" svg:y="4.219cm"><text:p text:style-name="P18"><text:span text:style-name="T5">ADCREG3</text:span></text:p></draw:rect><draw:rect draw:style-name="gr15" draw:text-style-name="P21" svg:width="1.5cm" svg:height="0.5cm" svg:x="10.871cm" svg:y="4.718cm"><text:p text:style-name="P18"><text:span text:style-name="T5">ADCREG2</text:span></text:p></draw:rect><draw:rect draw:style-name="gr15" draw:text-style-name="P21" svg:width="1.5cm" svg:height="0.502cm" svg:x="10.871cm" svg:y="5.217cm"><text:p text:style-name="P18"><text:span text:style-name="T5">ADCREG1</text:span></text:p></draw:rect><draw:rect draw:style-name="gr15" draw:text-style-name="P21" svg:width="1.5cm" svg:height="0.701cm" svg:x="10.871cm" svg:y="5.718cm"><text:p text:style-name="P18"><text:span text:style-name="T5">STATUS</text:span></text:p><text:p text:style-name="P18"><text:span text:style-name="T5">REGISTER</text:span></text:p></draw:rect><draw:connector draw:style-name="gr17" draw:text-style-name="P22" svg:x1="10.901cm" svg:y1="2.607cm" svg:x2="11.621cm" svg:y2="3.718cm" draw:start-shape="id1" draw:start-glue-point="1" draw:end-shape="id2" draw:end-glue-point="0" svg:d="M10901 2607h720v1111" svg:viewBox="0 0 721 1113"><text:p/></draw:connector><draw:rect draw:style-name="gr7" draw:text-style-name="P19" svg:width="1.301cm" svg:height="0.802cm" svg:x="11.091cm" svg:y="9.817cm"><text:p text:style-name="P18"><text:span text:style-name="T5">8-BIT</text:span></text:p><text:p text:style-name="P18"><text:span text:style-name="T5">DAC B</text:span></text:p></draw:rect><draw:path draw:style-name="gr18" draw:text-style-name="P23" svg:width="0.569cm" svg:height="6.189cm" svg:x="12.371cm" svg:y="3.808cm" svg:viewBox="0 0 570 6190" svg:d="M0 50v-25-25h545c5 0 9 0 13 3s6 6 9 10 3 7 3 12v6140c0 5 0 9-3 13s-5 6-9 9-8 3-13 3h-525v-25-25h500v-6090z"><text:p/></draw:path><draw:polygon draw:style-name="gr19" draw:text-style-name="P23" svg:width="0.659cm" svg:height="0.229cm" svg:x="12.371cm" svg:y="4.351cm" svg:viewBox="0 0 660 230" draw:points="0,141 0,116 0,91 434,90 439,73 449,52 464,33 483,19 503,8 524,3 545,0 566,3 588,8 608,19 627,34 641,52 651,73 658,94 660,116 658,136 651,158 641,178 626,196 608,211 588,221 566,227 545,230 524,227 503,221 482,211 463,196 449,177 439,157 434,140"><text:p/></draw:polygon><draw:polygon draw:style-name="gr19" draw:text-style-name="P23" svg:width="0.659cm" svg:height="0.229cm" svg:x="12.371cm" svg:y="4.852cm" svg:viewBox="0 0 660 230" draw:points="0,141 0,116 0,91 434,90 439,73 449,52 464,33 483,19 503,8 524,3 545,0 566,3 588,8 608,19 627,34 641,52 651,73 658,94 660,116 658,136 651,158 641,178 626,196 608,211 588,221 566,227 545,230 524,227 503,221 482,211 463,196 449,177 439,157 434,140"><text:p/></draw:polygon><draw:polygon draw:style-name="gr19" draw:text-style-name="P23" svg:width="0.659cm" svg:height="0.229cm" svg:x="12.371cm" svg:y="5.35cm" svg:viewBox="0 0 660 230" draw:points="0,141 0,116 0,91 434,90 439,73 449,52 464,33 483,19 503,8 524,3 545,0 566,3 588,8 608,19 627,34 641,52 651,73 658,94 660,116 658,136 651,158 641,178 626,196 608,211 588,221 566,227 545,230 524,227 503,221 482,211 463,196 449,177 439,157 434,140"><text:p/></draw:polygon><draw:polygon draw:style-name="gr19" draw:text-style-name="P23" svg:width="0.659cm" svg:height="0.229cm" svg:x="12.371cm" svg:y="5.952cm" svg:viewBox="0 0 660 230" draw:points="0,141 0,116 0,91 434,90 439,73 449,52 464,33 483,19 503,8 524,3 545,0 566,3 588,8 608,19 627,34 641,52 651,73 658,94 660,116 658,136 651,158 641,178 626,196 608,211 588,221 566,227 545,230 524,227 503,221 482,211 463,196 449,177 439,157 434,140"><text:p/></draw:polygon><draw:polygon draw:style-name="gr19" draw:text-style-name="P23" xml:id="id3" draw:id="id3" svg:width="1.079cm" svg:height="0.229cm" svg:x="12.801cm" svg:y="7.15cm" svg:viewBox="0 0 1080 230" draw:points="1080,146 1080,121 1080,96 226,90 221,73 211,52 196,33 177,19 157,8 136,3 115,0 94,3 72,8 52,19 33,34 19,52 9,73 2,94 0,116 2,136 9,158 19,178 34,196 52,211 72,221 94,227 115,230 136,227 157,221 178,211 197,196 211,177 221,157 226,140"><text:p/></draw:polygon><draw:line draw:style-name="gr2" draw:text-style-name="P14" svg:x1="12.671cm" svg:y1="6.938cm" svg:x2="13.161cm" svg:y2="6.528cm"><text:p/></draw:line><draw:frame draw:style-name="gr20" draw:text-style-name="P17" svg:width="0.825cm" svg:height="0.549cm" svg:x="12.321cm" svg:y="6.39cm"><draw:text-box><text:p text:style-name="P16"><text:span text:style-name="T5">10</text:span></text:p></draw:text-box></draw:frame><draw:line draw:style-name="gr2" draw:text-style-name="P14" svg:x1="12.684cm" svg:y1="7.949cm" svg:x2="13.174cm" svg:y2="7.539cm"><text:p/></draw:line><draw:frame draw:style-name="gr20" draw:text-style-name="P17" svg:width="0.825cm" svg:height="0.549cm" svg:x="12.333cm" svg:y="7.404cm"><draw:text-box><text:p text:style-name="P16"><text:span text:style-name="T5">10</text:span></text:p></draw:text-box></draw:frame><draw:polygon draw:style-name="gr19" draw:text-style-name="P23" svg:width="0.659cm" svg:height="0.229cm" svg:x="12.371cm" svg:y="8.252cm" svg:viewBox="0 0 660 230" draw:points="0,141 0,116 0,91 434,90 439,73 449,52 464,33 483,19 503,8 524,3 545,0 566,3 588,8 608,19 627,34 641,52 651,73 658,94 660,116 658,136 651,158 641,178 626,196 608,211 588,221 566,227 545,230 524,227 503,221 482,211 463,196 449,177 439,157 434,140"><text:p/></draw:polygon><draw:rect draw:style-name="gr3" draw:text-style-name="P15" svg:width="0.301cm" svg:height="0.301cm" svg:x="13.709cm" svg:y="8.509cm"><text:p/></draw:rect><draw:frame draw:style-name="gr21" draw:text-style-name="P17" svg:width="1.221cm" svg:height="0.549cm" svg:x="13.85cm" svg:y="8.39cm"><draw:text-box><text:p text:style-name="P16"><text:span text:style-name="T5">V</text:span><text:span text:style-name="T6">OUT</text:span><text:span text:style-name="T5">A</text:span></text:p></draw:text-box></draw:frame><draw:line draw:style-name="gr2" draw:text-style-name="P14" svg:x1="13.712cm" svg:y1="8.658cm" svg:x2="12.922cm" svg:y2="8.658cm"><text:p/></draw:line><draw:line draw:style-name="gr2" draw:text-style-name="P14" svg:x1="12.698cm" svg:y1="9.664cm" svg:x2="13.188cm" svg:y2="9.254cm"><text:p/></draw:line><draw:frame draw:style-name="gr22" draw:text-style-name="P17" svg:width="0.689cm" svg:height="0.549cm" svg:x="12.347cm" svg:y="9.117cm"><draw:text-box><text:p text:style-name="P16"><text:span text:style-name="T5">8</text:span></text:p></draw:text-box></draw:frame><draw:rect draw:style-name="gr3" draw:text-style-name="P15" svg:width="0.301cm" svg:height="0.301cm" svg:x="13.697cm" svg:y="10.11cm"><text:p/></draw:rect><draw:frame draw:style-name="gr21" draw:text-style-name="P17" svg:width="1.221cm" svg:height="0.549cm" svg:x="13.838cm" svg:y="9.992cm"><draw:text-box><text:p text:style-name="P16"><text:span text:style-name="T5">V</text:span><text:span text:style-name="T6">OUT</text:span><text:span text:style-name="T5">B</text:span></text:p></draw:text-box></draw:frame><draw:line draw:style-name="gr2" draw:text-style-name="P14" svg:x1="13.699cm" svg:y1="10.258cm" svg:x2="12.391cm" svg:y2="10.257cm"><text:p/></draw:line><draw:rect draw:style-name="gr3" draw:text-style-name="P15" svg:width="0.301cm" svg:height="0.301cm" svg:x="13.684cm" svg:y="11.211cm"><text:p/></draw:rect><draw:frame draw:style-name="gr23" draw:text-style-name="P17" svg:width="1.412cm" svg:height="0.549cm" svg:x="13.825cm" svg:y="11.093cm"><draw:text-box><text:p text:style-name="P16"><text:span text:style-name="T5">REFOUT</text:span></text:p></draw:text-box></draw:frame><draw:line draw:style-name="gr2" draw:text-style-name="P14" svg:x1="13.687cm" svg:y1="11.358cm" svg:x2="10.001cm" svg:y2="11.356cm"><text:p/></draw:line><draw:path draw:style-name="gr19" draw:text-style-name="P23" svg:width="0.684cm" svg:height="2.699cm" svg:x="10.401cm" svg:y="8.778cm" svg:viewBox="0 0 685 2700" svg:d="M685 0v25 25h-555l4 2423 17 4 21 9 20 13 15 18 12 21 7 20 4 21-2 21-5 22-9 21-14 19-18 16-20 11-20 8-22 3-20-1-22-5-20-9-20-14-16-17-11-20-7-22-4-20 1-22 5-21 9-21 14-20 18-15 19-12 18-6-4-2450c0-5 0-8 3-12s6-7 10-10 7-3 12-3z"><text:p/></draw:path><draw:polygon draw:style-name="gr19" draw:text-style-name="P23" svg:width="0.696cm" svg:height="0.229cm" svg:x="10.391cm" svg:y="10.266cm" svg:viewBox="0 0 697 230" draw:points="697,142 697,117 697,92 226,90 221,73 211,52 196,33 177,19 157,8 136,3 115,0 94,3 72,8 52,19 33,34 19,52 9,73 2,94 0,116 2,136 9,158 19,178 34,196 52,211 72,221 94,227 115,230 136,227 157,221 178,211 197,196 211,177 221,157 226,140"><text:p/></draw:polygon><draw:polygon draw:style-name="gr19" draw:text-style-name="P23" svg:width="1.456cm" svg:height="0.229cm" svg:x="9.644cm" svg:y="9.858cm" svg:viewBox="0 0 1457 230" draw:points="1457,145 1457,120 1457,95 226,90 221,73 211,52 196,33 177,19 157,8 136,3 115,0 94,3 72,8 52,19 33,34 19,52 9,73 2,94 0,116 2,136 9,158 19,178 34,196 52,211 72,221 94,227 115,230 136,227 157,221 178,211 197,196 211,177 221,157 226,140"><text:p/></draw:polygon><draw:line draw:style-name="gr24" draw:text-style-name="P14" svg:x1="11.091cm" svg:y1="8.438cm" svg:x2="9.651cm" svg:y2="8.438cm"><text:p/></draw:line><draw:frame draw:style-name="gr25" draw:text-style-name="P17" svg:width="1.108cm" svg:height="0.549cm" svg:x="10.437cm" svg:y="10.893cm"><draw:text-box><text:p text:style-name="P16"><text:span text:style-name="T5">V</text:span><text:span text:style-name="T6">BIAS</text:span></text:p></draw:text-box></draw:frame><draw:rect draw:style-name="gr7" draw:text-style-name="P19" svg:width="2.301cm" svg:height="0.5cm" svg:x="6.631cm" svg:y="7.939cm"><text:p text:style-name="P18"><text:span text:style-name="T5">CONTROL REGISTER</text:span></text:p></draw:rect><draw:connector draw:style-name="gr17" draw:text-style-name="P22" svg:x1="12.801cm" svg:y1="7.265cm" svg:x2="5.71cm" svg:y2="8.578cm" draw:start-shape="id3" draw:start-glue-point="3" draw:end-shape="id4" draw:end-glue-point="0" svg:d="M12801 7265h-7091v1313" svg:viewBox="0 0 7093 1314"><text:p/></draw:connector><draw:polygon draw:style-name="gr19" draw:text-style-name="P23" svg:width="0.229cm" svg:height="0.8cm" svg:x="7.673cm" svg:y="7.147cm" svg:viewBox="0 0 230 801" draw:points="133,801 108,801 83,801 87,225 70,220 50,209 31,194 17,174 8,153 2,132 0,111 4,90 10,69 21,49 37,31 56,17 77,7 98,1 120,0 140,2 161,10 181,21 199,36 213,55 223,76 228,97 230,118 227,140 220,160 209,180 194,199 175,213 155,223 137,227"><text:p/></draw:polygon><draw:line draw:style-name="gr2" draw:text-style-name="P14" svg:x1="7.531cm" svg:y1="7.795cm" svg:x2="8.021cm" svg:y2="7.385cm"><text:p/></draw:line><draw:frame draw:style-name="gr20" draw:text-style-name="P17" svg:width="0.825cm" svg:height="0.549cm" svg:x="7.181cm" svg:y="7.247cm"><draw:text-box><text:p text:style-name="P16"><text:span text:style-name="T5">10</text:span></text:p></draw:text-box></draw:frame><draw:line draw:style-name="gr2" draw:text-style-name="P14" svg:x1="5.461cm" svg:y1="8.035cm" svg:x2="5.951cm" svg:y2="7.625cm"><text:p/></draw:line><draw:frame draw:style-name="gr22" draw:text-style-name="P17" svg:width="0.689cm" svg:height="0.549cm" svg:x="5.211cm" svg:y="7.487cm"><draw:text-box><text:p text:style-name="P16"><text:span text:style-name="T5">3</text:span></text:p></draw:text-box></draw:frame><draw:line draw:style-name="gr2" draw:text-style-name="P14" svg:x1="6.461cm" svg:y1="9.008cm" svg:x2="7.621cm" svg:y2="9.018cm"><text:p/></draw:line><draw:line draw:style-name="gr2" draw:text-style-name="P14" svg:x1="6.761cm" svg:y1="9.218cm" svg:x2="7.251cm" svg:y2="8.808cm"><text:p/></draw:line><draw:frame draw:style-name="gr22" draw:text-style-name="P17" svg:width="0.689cm" svg:height="0.549cm" svg:x="6.601cm" svg:y="8.618cm"><draw:text-box><text:p text:style-name="P16"><text:span text:style-name="T5">8</text:span></text:p></draw:text-box></draw:frame><draw:line draw:style-name="gr26" draw:text-style-name="P14" svg:x1="4.021cm" svg:y1="9.008cm" svg:x2="5.181cm" svg:y2="9.008cm"><text:p/></draw:line><draw:frame draw:style-name="gr5" draw:text-style-name="P17" svg:width="1.181cm" svg:height="0.549cm" svg:x="10.421cm" svg:y="12.012cm"><draw:text-box><text:p text:style-name="P16"><text:span text:style-name="T5">AGND</text:span></text:p></draw:text-box></draw:frame><draw:rect draw:style-name="gr3" draw:text-style-name="P15" svg:width="0.301cm" svg:height="0.301cm" svg:x="8.821cm" svg:y="11.809cm"><text:p/></draw:rect><draw:frame draw:style-name="gr27" draw:text-style-name="P17" svg:width="1.206cm" svg:height="0.549cm" svg:x="8.423cm" svg:y="11.999cm"><draw:text-box><text:p text:style-name="P16"><text:span text:style-name="T5">DGND</text:span></text:p></draw:text-box></draw:frame><draw:rect draw:style-name="gr7" draw:text-style-name="P19" svg:width="2.102cm" svg:height="0.699cm" svg:x="4.761cm" svg:y="10.479cm"><text:p text:style-name="P18"><text:span text:style-name="T5">BUS INTERFACE</text:span></text:p><text:p text:style-name="P18"><text:span text:style-name="T5">CONTROL LOGIC</text:span></text:p></draw:rect><draw:rect draw:style-name="gr3" draw:text-style-name="P15" svg:width="0.301cm" svg:height="0.301cm" svg:x="6.521cm" svg:y="11.797cm"><text:p/></draw:rect><draw:frame draw:style-name="gr28" draw:text-style-name="P17" svg:width="0.867cm" svg:height="0.549cm" svg:x="6.257cm" svg:y="12.061cm"><draw:text-box><text:p text:style-name="P16"><text:span text:style-name="T5">RD</text:span></text:p></draw:text-box></draw:frame><draw:line draw:style-name="gr29" draw:text-style-name="P14" svg:x1="6.541cm" svg:y1="12.208cm" svg:x2="6.811cm" svg:y2="12.208cm"><text:p/></draw:line><draw:line draw:style-name="gr2" draw:text-style-name="P14" svg:x1="6.671cm" svg:y1="11.796cm" svg:x2="6.671cm" svg:y2="11.176cm"><text:p/></draw:line><draw:rect draw:style-name="gr3" draw:text-style-name="P15" svg:width="0.313cm" svg:height="0.301cm" svg:x="5.634cm" svg:y="11.797cm"><text:p/></draw:rect><draw:frame draw:style-name="gr30" draw:text-style-name="P17" svg:width="0.911cm" svg:height="0.549cm" svg:x="5.357cm" svg:y="12.061cm"><draw:text-box><text:p text:style-name="P16"><text:span text:style-name="T5">WR</text:span></text:p></draw:text-box></draw:frame><draw:line draw:style-name="gr29" draw:text-style-name="P14" svg:x1="5.654cm" svg:y1="12.208cm" svg:x2="5.935cm" svg:y2="12.208cm"><text:p/></draw:line><draw:line draw:style-name="gr2" draw:text-style-name="P14" svg:x1="5.789cm" svg:y1="11.796cm" svg:x2="5.789cm" svg:y2="11.176cm"><text:p/></draw:line><draw:rect draw:style-name="gr3" draw:text-style-name="P15" svg:width="0.301cm" svg:height="0.301cm" svg:x="4.824cm" svg:y="11.797cm"><text:p/></draw:rect><draw:frame draw:style-name="gr31" draw:text-style-name="P17" svg:width="0.837cm" svg:height="0.549cm" svg:x="4.558cm" svg:y="12.061cm"><draw:text-box><text:p text:style-name="P16"><text:span text:style-name="T5">CS</text:span></text:p></draw:text-box></draw:frame><draw:line draw:style-name="gr29" draw:text-style-name="P14" svg:x1="4.843cm" svg:y1="12.208cm" svg:x2="5.113cm" svg:y2="12.208cm"><text:p/></draw:line><draw:line draw:style-name="gr2" draw:text-style-name="P14" svg:x1="4.973cm" svg:y1="11.796cm" svg:x2="4.973cm" svg:y2="11.176cm"><text:p/></draw:line><draw:rect draw:style-name="gr3" draw:text-style-name="P15" svg:width="0.301cm" svg:height="0.301cm" svg:x="3.72cm" svg:y="10.959cm"><text:p/></draw:rect><draw:frame draw:style-name="gr4" draw:text-style-name="P17" svg:width="1.239cm" svg:height="0.549cm" svg:x="2.533cm" svg:y="10.839cm"><draw:text-box><text:p text:style-name="P16"><text:span text:style-name="T5">RESET</text:span></text:p></draw:text-box></draw:frame><draw:line draw:style-name="gr29" draw:text-style-name="P14" svg:x1="2.792cm" svg:y1="10.978cm" svg:x2="3.482cm" svg:y2="10.978cm"><text:p/></draw:line><draw:path draw:style-name="gr18" draw:text-style-name="P23" svg:width="0.441cm" svg:height="0.444cm" draw:transform="skewX (-0.00279252680319088) rotate (-0.804073186393788) translate (4.97828644526425cm 8.69097739841883cm)" svg:viewBox="0 0 442 445" svg:d="M0 50v-25l1-25 416 4c4 0 9 0 13 2s6 6 9 10 3 7 3 13l-3 390h-16l1 26h-10c-5-1-9 0-12-2-4-2-7-6-10-10s-3-7-3-13l2-365z"><text:p/></draw:path><draw:rect draw:style-name="gr7" draw:text-style-name="P19" svg:width="2.102cm" svg:height="0.701cm" svg:x="4.784cm" svg:y="4.64cm"><text:p text:style-name="P18"><text:span text:style-name="T5">DEMODULATOR</text:span></text:p><text:p text:style-name="P18"><text:span text:style-name="T5">CONTROL LOGIC</text:span></text:p></draw:rect><draw:rect draw:style-name="gr3" draw:text-style-name="P15" svg:width="0.301cm" svg:height="0.301cm" svg:x="3.72cm" svg:y="4.847cm"><text:p/></draw:rect><draw:frame draw:style-name="gr32" draw:text-style-name="P17" svg:width="1.1cm" svg:height="0.549cm" svg:x="2.713cm" svg:y="4.739cm"><draw:text-box><text:p text:style-name="P16"><text:span text:style-name="T5">CTRL</text:span></text:p></draw:text-box></draw:frame><draw:line draw:style-name="gr2" draw:text-style-name="P14" svg:x1="4.021cm" svg:y1="4.988cm" svg:x2="4.771cm" svg:y2="4.988cm"><text:p/></draw:line><draw:frame draw:style-name="gr33" draw:text-style-name="P17" svg:width="1.311cm" svg:height="0.549cm" svg:x="9.62cm" svg:y="7.851cm"><draw:text-box><text:p text:style-name="P16"><text:span text:style-name="T5">V</text:span><text:span text:style-name="T6">SWING</text:span></text:p></draw:text-box></draw:frame><draw:frame draw:style-name="gr34" draw:text-style-name="P24" svg:width="3.04cm" svg:height="1.731cm" svg:x="4.692cm" svg:y="5.778cm"><draw:text-box><text:p text:style-name="P16"><text:span text:style-name="T8">AD7775 </text:span></text:p></draw:text-box></draw:frame></draw:g>Общее описание</text:p>
      <text:p text:style-name="P12">Микросхема <text:span text:style-name="T2">AD7775 </text:span>предоставляет всю функциональность, необходимую для реализации демодулирования серво информации и реализации позиционирования головок для систем со встроенной серво информацией. <text:span text:style-name="T4">Режим отключения напряжения питания, который отключает все линейные цепи предрасполагает к использованию <text:s/></text:span><text:span text:style-name="T2">AD7775 </text:span><text:span text:style-name="T4">в мобильных системах.</text:span></text:p>
      <text:p text:style-name="P13">Канал демодулирования может захватывать высокоскоростные серво данные из различных встроенных серво паттернов. До четырех последовательных сигналов серво меток могут быть синхронно демодулированы, полностью выпрямлен и проинтегрирован.</text:p>
      <text:p text:style-name="Standard"/>
      <text:p text:style-name="P8"/>
      <text:p text:style-name="Standard"/>
      <text:p text:style-name="Standard"/>
      <text:p text:style-name="Standard"/>
      <text:p text:style-name="Standard"/>
      <text:p text:style-name="P9">Конфигурация ножек микросхемы</text:p>
      <text:p text:style-name="P7"><draw:g text:anchor-type="paragraph" draw:z-index="1" draw:name="Фигура2" draw:style-name="gr1"><draw:rect draw:style-name="gr7" draw:text-style-name="P25" svg:width="5.001cm" svg:height="13.101cm" svg:x="6.657cm" svg:y="0.859cm"><text:p text:style-name="P18"><text:span text:style-name="T9">AD7775</text:span></text:p><text:p text:style-name="P18"><text:span text:style-name="T9">TOP VIEW</text:span></text:p></draw:rect><draw:rect draw:style-name="gr2" draw:text-style-name="P14" svg:width="1.001cm" svg:height="0.5cm" svg:x="5.657cm" svg:y="1.36cm"><text:p/></draw:rect><draw:rect draw:style-name="gr2" draw:text-style-name="P14" svg:width="1.001cm" svg:height="0.502cm" svg:x="5.657cm" svg:y="2.26cm"><text:p/></draw:rect><draw:rect draw:style-name="gr2" draw:text-style-name="P14" svg:width="1.001cm" svg:height="0.502cm" svg:x="5.657cm" svg:y="3.159cm"><text:p/></draw:rect><draw:rect draw:style-name="gr2" draw:text-style-name="P14" svg:width="1.001cm" svg:height="0.5cm" svg:x="5.657cm" svg:y="4.06cm"><text:p/></draw:rect><draw:rect draw:style-name="gr2" draw:text-style-name="P14" svg:width="1.001cm" svg:height="0.5cm" svg:x="5.657cm" svg:y="4.96cm"><text:p/></draw:rect><draw:rect draw:style-name="gr2" draw:text-style-name="P14" svg:width="1.001cm" svg:height="0.502cm" svg:x="5.657cm" svg:y="5.86cm"><text:p/></draw:rect><draw:rect draw:style-name="gr2" draw:text-style-name="P14" svg:width="1.001cm" svg:height="0.502cm" svg:x="5.657cm" svg:y="6.759cm"><text:p/></draw:rect><draw:rect draw:style-name="gr2" draw:text-style-name="P14" svg:width="1.001cm" svg:height="0.5cm" svg:x="5.657cm" svg:y="7.661cm"><text:p/></draw:rect><draw:rect draw:style-name="gr2" draw:text-style-name="P14" svg:width="1.001cm" svg:height="0.5cm" svg:x="5.657cm" svg:y="8.56cm"><text:p/></draw:rect><draw:rect draw:style-name="gr2" draw:text-style-name="P14" svg:width="1.001cm" svg:height="0.502cm" svg:x="5.657cm" svg:y="9.46cm"><text:p/></draw:rect><draw:rect draw:style-name="gr2" draw:text-style-name="P14" svg:width="1.001cm" svg:height="0.5cm" svg:x="11.658cm" svg:y="1.36cm"><text:p/></draw:rect><draw:rect draw:style-name="gr2" draw:text-style-name="P14" svg:width="1.001cm" svg:height="0.502cm" svg:x="11.658cm" svg:y="2.26cm"><text:p/></draw:rect><draw:rect draw:style-name="gr2" draw:text-style-name="P14" svg:width="1.001cm" svg:height="0.502cm" svg:x="11.658cm" svg:y="3.159cm"><text:p/></draw:rect><draw:rect draw:style-name="gr2" draw:text-style-name="P14" svg:width="1.001cm" svg:height="0.5cm" svg:x="11.658cm" svg:y="4.06cm"><text:p/></draw:rect><draw:rect draw:style-name="gr2" draw:text-style-name="P14" svg:width="1.001cm" svg:height="0.5cm" svg:x="11.658cm" svg:y="4.96cm"><text:p/></draw:rect><draw:rect draw:style-name="gr2" draw:text-style-name="P14" svg:width="1.001cm" svg:height="0.502cm" svg:x="11.658cm" svg:y="5.86cm"><text:p/></draw:rect><draw:rect draw:style-name="gr2" draw:text-style-name="P14" svg:width="1.001cm" svg:height="0.502cm" svg:x="11.658cm" svg:y="6.759cm"><text:p/></draw:rect><draw:rect draw:style-name="gr2" draw:text-style-name="P14" svg:width="1.001cm" svg:height="0.5cm" svg:x="11.658cm" svg:y="7.661cm"><text:p/></draw:rect><draw:rect draw:style-name="gr2" draw:text-style-name="P14" svg:width="1.001cm" svg:height="0.5cm" svg:x="11.658cm" svg:y="8.56cm"><text:p/></draw:rect><draw:rect draw:style-name="gr2" draw:text-style-name="P14" svg:width="1.001cm" svg:height="0.502cm" svg:x="11.658cm" svg:y="9.46cm"><text:p/></draw:rect><draw:frame draw:style-name="gr35" draw:text-style-name="P26" svg:width="1.463cm" svg:height="0.632cm" svg:x="4.36cm" svg:y="1.282cm"><draw:text-box><text:p text:style-name="P16"><text:span text:style-name="T10">RESET</text:span></text:p></draw:text-box></draw:frame><draw:frame draw:style-name="gr36" draw:text-style-name="P26" svg:width="0.735cm" svg:height="0.632cm" svg:x="6.507cm" svg:y="1.263cm"><draw:text-box><text:p text:style-name="P16"><text:span text:style-name="T10">1</text:span></text:p></draw:text-box></draw:frame><draw:frame draw:style-name="gr37" draw:text-style-name="P26" svg:width="1.084cm" svg:height="0.632cm" svg:x="4.662cm" svg:y="2.184cm"><draw:text-box><text:p text:style-name="P16"><text:span text:style-name="T10">ALE</text:span></text:p></draw:text-box></draw:frame><draw:frame draw:style-name="gr36" draw:text-style-name="P26" svg:width="0.735cm" svg:height="0.632cm" svg:x="6.509cm" svg:y="2.164cm"><draw:text-box><text:p text:style-name="P16"><text:span text:style-name="T10">2</text:span></text:p></draw:text-box></draw:frame><draw:frame draw:style-name="gr38" draw:text-style-name="P26" svg:width="1.391cm" svg:height="0.632cm" svg:x="4.463cm" svg:y="3.085cm"><draw:text-box><text:p text:style-name="P16"><text:span text:style-name="T10">CLKIN</text:span></text:p></draw:text-box></draw:frame><draw:frame draw:style-name="gr36" draw:text-style-name="P26" svg:width="0.735cm" svg:height="0.632cm" svg:x="6.509cm" svg:y="3.066cm"><draw:text-box><text:p text:style-name="P16"><text:span text:style-name="T10">3</text:span></text:p></draw:text-box></draw:frame><draw:frame draw:style-name="gr39" draw:text-style-name="P26" svg:width="1.151cm" svg:height="0.632cm" svg:x="4.664cm" svg:y="3.986cm"><draw:text-box><text:p text:style-name="P16"><text:span text:style-name="T10">AD0</text:span></text:p></draw:text-box></draw:frame><draw:frame draw:style-name="gr36" draw:text-style-name="P26" svg:width="0.735cm" svg:height="0.632cm" svg:x="6.511cm" svg:y="3.965cm"><draw:text-box><text:p text:style-name="P16"><text:span text:style-name="T10">4</text:span></text:p></draw:text-box></draw:frame><draw:frame draw:style-name="gr39" draw:text-style-name="P26" svg:width="1.151cm" svg:height="0.632cm" svg:x="4.664cm" svg:y="4.886cm"><draw:text-box><text:p text:style-name="P16"><text:span text:style-name="T10">AD1</text:span></text:p></draw:text-box></draw:frame><draw:frame draw:style-name="gr36" draw:text-style-name="P26" svg:width="0.735cm" svg:height="0.632cm" svg:x="6.511cm" svg:y="4.867cm"><draw:text-box><text:p text:style-name="P16"><text:span text:style-name="T10">5</text:span></text:p></draw:text-box></draw:frame><draw:frame draw:style-name="gr39" draw:text-style-name="P26" svg:width="1.151cm" svg:height="0.632cm" svg:x="4.666cm" svg:y="5.787cm"><draw:text-box><text:p text:style-name="P16"><text:span text:style-name="T10">AD2</text:span></text:p></draw:text-box></draw:frame><draw:frame draw:style-name="gr36" draw:text-style-name="P26" svg:width="0.735cm" svg:height="0.632cm" svg:x="6.512cm" svg:y="5.768cm"><draw:text-box><text:p text:style-name="P16"><text:span text:style-name="T10">6</text:span></text:p></draw:text-box></draw:frame><draw:frame draw:style-name="gr39" draw:text-style-name="P26" svg:width="1.151cm" svg:height="0.632cm" svg:x="4.666cm" svg:y="6.689cm"><draw:text-box><text:p text:style-name="P16"><text:span text:style-name="T10">AD3</text:span></text:p></draw:text-box></draw:frame><draw:frame draw:style-name="gr36" draw:text-style-name="P26" svg:width="0.735cm" svg:height="0.632cm" svg:x="6.514cm" svg:y="6.669cm"><draw:text-box><text:p text:style-name="P16"><text:span text:style-name="T10">7</text:span></text:p></draw:text-box></draw:frame><draw:frame draw:style-name="gr39" draw:text-style-name="P26" svg:width="1.151cm" svg:height="0.632cm" svg:x="4.667cm" svg:y="7.59cm"><draw:text-box><text:p text:style-name="P16"><text:span text:style-name="T10">DB4</text:span></text:p></draw:text-box></draw:frame><draw:frame draw:style-name="gr36" draw:text-style-name="P26" svg:width="0.735cm" svg:height="0.632cm" svg:x="6.514cm" svg:y="7.571cm"><draw:text-box><text:p text:style-name="P16"><text:span text:style-name="T10">8</text:span></text:p></draw:text-box></draw:frame><draw:frame draw:style-name="gr40" draw:text-style-name="P26" svg:width="1.424cm" svg:height="0.632cm" svg:x="4.369cm" svg:y="8.491cm"><draw:text-box><text:p text:style-name="P16"><text:span text:style-name="T10">DGND</text:span></text:p></draw:text-box></draw:frame><draw:frame draw:style-name="gr36" draw:text-style-name="P26" svg:width="0.735cm" svg:height="0.632cm" svg:x="6.516cm" svg:y="8.47cm"><draw:text-box><text:p text:style-name="P16"><text:span text:style-name="T10">9</text:span></text:p></draw:text-box></draw:frame><draw:frame draw:style-name="gr39" draw:text-style-name="P26" svg:width="1.151cm" svg:height="0.632cm" svg:x="4.669cm" svg:y="9.391cm"><draw:text-box><text:p text:style-name="P16"><text:span text:style-name="T10">DB5</text:span></text:p></draw:text-box></draw:frame><draw:frame draw:style-name="gr41" draw:text-style-name="P26" svg:width="0.916cm" svg:height="0.632cm" svg:x="6.516cm" svg:y="9.372cm"><draw:text-box><text:p text:style-name="P16"><text:span text:style-name="T10">10</text:span></text:p></draw:text-box></draw:frame><draw:frame draw:style-name="gr41" draw:text-style-name="P26" svg:width="0.916cm" svg:height="0.632cm" svg:x="10.908cm" svg:y="1.263cm"><draw:text-box><text:p text:style-name="P16"><text:span text:style-name="T10">28</text:span></text:p></draw:text-box></draw:frame><draw:frame draw:style-name="gr41" draw:text-style-name="P26" svg:width="0.916cm" svg:height="0.632cm" svg:x="10.91cm" svg:y="2.164cm"><draw:text-box><text:p text:style-name="P16"><text:span text:style-name="T10">27</text:span></text:p></draw:text-box></draw:frame><draw:frame draw:style-name="gr41" draw:text-style-name="P26" svg:width="0.916cm" svg:height="0.632cm" svg:x="10.91cm" svg:y="3.066cm"><draw:text-box><text:p text:style-name="P16"><text:span text:style-name="T10">26</text:span></text:p></draw:text-box></draw:frame><draw:frame draw:style-name="gr41" draw:text-style-name="P26" svg:width="0.916cm" svg:height="0.632cm" svg:x="10.911cm" svg:y="3.965cm"><draw:text-box><text:p text:style-name="P16"><text:span text:style-name="T10">25</text:span></text:p></draw:text-box></draw:frame><draw:frame draw:style-name="gr41" draw:text-style-name="P26" svg:width="0.916cm" svg:height="0.632cm" svg:x="10.913cm" svg:y="4.867cm"><draw:text-box><text:p text:style-name="P16"><text:span text:style-name="T10">24</text:span></text:p></draw:text-box></draw:frame><draw:frame draw:style-name="gr41" draw:text-style-name="P26" svg:width="0.916cm" svg:height="0.632cm" svg:x="10.913cm" svg:y="5.768cm"><draw:text-box><text:p text:style-name="P16"><text:span text:style-name="T10">23</text:span></text:p></draw:text-box></draw:frame><draw:frame draw:style-name="gr41" draw:text-style-name="P26" svg:width="0.916cm" svg:height="0.632cm" svg:x="10.915cm" svg:y="6.669cm"><draw:text-box><text:p text:style-name="P16"><text:span text:style-name="T10">22</text:span></text:p></draw:text-box></draw:frame><draw:frame draw:style-name="gr41" draw:text-style-name="P26" svg:width="0.916cm" svg:height="0.632cm" svg:x="10.915cm" svg:y="7.571cm"><draw:text-box><text:p text:style-name="P16"><text:span text:style-name="T10">21</text:span></text:p></draw:text-box></draw:frame><draw:frame draw:style-name="gr41" draw:text-style-name="P26" svg:width="0.916cm" svg:height="0.632cm" svg:x="10.917cm" svg:y="8.47cm"><draw:text-box><text:p text:style-name="P16"><text:span text:style-name="T10">20</text:span></text:p></draw:text-box></draw:frame><draw:frame draw:style-name="gr41" draw:text-style-name="P26" svg:width="0.916cm" svg:height="0.632cm" svg:x="10.917cm" svg:y="9.372cm"><draw:text-box><text:p text:style-name="P16"><text:span text:style-name="T10">19</text:span></text:p></draw:text-box></draw:frame><draw:frame draw:style-name="gr42" draw:text-style-name="P26" svg:width="0.973cm" svg:height="0.632cm" svg:x="12.46cm" svg:y="1.282cm"><draw:text-box><text:p text:style-name="P16"><text:span text:style-name="T10">RD</text:span></text:p></draw:text-box></draw:frame><draw:frame draw:style-name="gr43" draw:text-style-name="P26" svg:width="1.031cm" svg:height="0.632cm" svg:x="12.462cm" svg:y="2.184cm"><draw:text-box><text:p text:style-name="P16"><text:span text:style-name="T10">WR</text:span></text:p></draw:text-box></draw:frame><draw:frame draw:style-name="gr44" draw:text-style-name="P26" svg:width="1.094cm" svg:height="0.632cm" svg:x="12.464cm" svg:y="3.986cm"><draw:text-box><text:p text:style-name="P16"><text:span text:style-name="T10">V</text:span><text:span text:style-name="T11">CC</text:span></text:p></draw:text-box></draw:frame><draw:frame draw:style-name="gr45" draw:text-style-name="P26" svg:width="1.281cm" svg:height="0.632cm" svg:x="12.464cm" svg:y="4.886cm"><draw:text-box><text:p text:style-name="P16"><text:span text:style-name="T10">CTRL</text:span></text:p></draw:text-box></draw:frame><draw:frame draw:style-name="gr46" draw:text-style-name="P26" svg:width="1.394cm" svg:height="0.632cm" svg:x="12.465cm" svg:y="5.787cm"><draw:text-box><text:p text:style-name="P16"><text:span text:style-name="T10">AGND</text:span></text:p></draw:text-box></draw:frame><draw:frame draw:style-name="gr47" draw:text-style-name="P26" svg:width="1.618cm" svg:height="0.632cm" svg:x="12.467cm" svg:y="6.689cm"><draw:text-box><text:p text:style-name="P16"><text:span text:style-name="T10">C</text:span><text:span text:style-name="T11">INT</text:span><text:span text:style-name="T10">(+)</text:span></text:p></draw:text-box></draw:frame><draw:frame draw:style-name="gr48" draw:text-style-name="P26" svg:width="1.484cm" svg:height="0.632cm" svg:x="12.467cm" svg:y="7.59cm"><draw:text-box><text:p text:style-name="P16"><text:span text:style-name="T10">C</text:span><text:span text:style-name="T11">INT</text:span><text:span text:style-name="T10">(-)</text:span></text:p></draw:text-box></draw:frame><draw:frame draw:style-name="gr35" draw:text-style-name="P26" svg:width="1.463cm" svg:height="0.632cm" svg:x="12.469cm" svg:y="9.391cm"><draw:text-box><text:p text:style-name="P16"><text:span text:style-name="T10">V</text:span><text:span text:style-name="T11">IN</text:span><text:span text:style-name="T10">(+)</text:span></text:p></draw:text-box></draw:frame><draw:frame draw:style-name="gr49" draw:text-style-name="P20" svg:width="2.929cm" svg:height="0.713cm" svg:x="7.749cm" svg:y="0cm"><draw:text-box><text:p text:style-name="P16"><text:span text:style-name="T7">AD7775 SOIC</text:span></text:p></draw:text-box></draw:frame><draw:line draw:style-name="gr50" draw:text-style-name="P14" svg:x1="12.777cm" svg:y1="1.43cm" svg:x2="13.087cm" svg:y2="1.43cm"><text:p/></draw:line><draw:rect draw:style-name="gr2" draw:text-style-name="P14" svg:width="1.001cm" svg:height="0.502cm" svg:x="5.657cm" svg:y="10.359cm"><text:p/></draw:rect><draw:rect draw:style-name="gr2" draw:text-style-name="P14" svg:width="1.001cm" svg:height="0.5cm" svg:x="5.657cm" svg:y="11.261cm"><text:p/></draw:rect><draw:rect draw:style-name="gr2" draw:text-style-name="P14" svg:width="1.001cm" svg:height="0.5cm" svg:x="5.657cm" svg:y="12.16cm"><text:p/></draw:rect><draw:rect draw:style-name="gr2" draw:text-style-name="P14" svg:width="1.001cm" svg:height="0.5cm" svg:x="5.657cm" svg:y="13.06cm"><text:p/></draw:rect><draw:rect draw:style-name="gr2" draw:text-style-name="P14" svg:width="1.001cm" svg:height="0.502cm" svg:x="11.658cm" svg:y="10.359cm"><text:p/></draw:rect><draw:rect draw:style-name="gr2" draw:text-style-name="P14" svg:width="1.001cm" svg:height="0.5cm" svg:x="11.658cm" svg:y="11.261cm"><text:p/></draw:rect><draw:rect draw:style-name="gr2" draw:text-style-name="P14" svg:width="1.001cm" svg:height="0.5cm" svg:x="11.658cm" svg:y="12.16cm"><text:p/></draw:rect><draw:rect draw:style-name="gr2" draw:text-style-name="P14" svg:width="1.001cm" svg:height="0.5cm" svg:x="11.658cm" svg:y="13.06cm"><text:p/></draw:rect><draw:frame draw:style-name="gr39" draw:text-style-name="P26" svg:width="1.151cm" svg:height="0.632cm" svg:x="4.667cm" svg:y="10.289cm"><draw:text-box><text:p text:style-name="P16"><text:span text:style-name="T10">DB6</text:span></text:p></draw:text-box></draw:frame><draw:frame draw:style-name="gr41" draw:text-style-name="P26" svg:width="0.916cm" svg:height="0.632cm" svg:x="6.514cm" svg:y="10.269cm"><draw:text-box><text:p text:style-name="P16"><text:span text:style-name="T10">11</text:span></text:p></draw:text-box></draw:frame><draw:frame draw:style-name="gr39" draw:text-style-name="P26" svg:width="1.151cm" svg:height="0.632cm" svg:x="4.669cm" svg:y="11.19cm"><draw:text-box><text:p text:style-name="P16"><text:span text:style-name="T10">DB7</text:span></text:p></draw:text-box></draw:frame><draw:frame draw:style-name="gr41" draw:text-style-name="P26" svg:width="0.916cm" svg:height="0.632cm" svg:x="6.516cm" svg:y="11.169cm"><draw:text-box><text:p text:style-name="P16"><text:span text:style-name="T10">12</text:span></text:p></draw:text-box></draw:frame><draw:frame draw:style-name="gr39" draw:text-style-name="P26" svg:width="1.151cm" svg:height="0.632cm" svg:x="4.669cm" svg:y="12.091cm"><draw:text-box><text:p text:style-name="P16"><text:span text:style-name="T10">DB8</text:span></text:p></draw:text-box></draw:frame><draw:frame draw:style-name="gr41" draw:text-style-name="P26" svg:width="0.916cm" svg:height="0.632cm" svg:x="6.516cm" svg:y="12.07cm"><draw:text-box><text:p text:style-name="P16"><text:span text:style-name="T10">13</text:span></text:p></draw:text-box></draw:frame><draw:frame draw:style-name="gr51" draw:text-style-name="P26" svg:width="1.992cm" svg:height="0.632cm" svg:x="3.87cm" svg:y="12.991cm"><draw:text-box><text:p text:style-name="P16"><text:span text:style-name="T10">DB9(MSB)</text:span></text:p></draw:text-box></draw:frame><draw:frame draw:style-name="gr41" draw:text-style-name="P26" svg:width="0.916cm" svg:height="0.632cm" svg:x="6.518cm" svg:y="12.972cm"><draw:text-box><text:p text:style-name="P16"><text:span text:style-name="T10">14</text:span></text:p></draw:text-box></draw:frame><draw:frame draw:style-name="gr41" draw:text-style-name="P26" svg:width="0.916cm" svg:height="0.632cm" svg:x="10.915cm" svg:y="10.269cm"><draw:text-box><text:p text:style-name="P16"><text:span text:style-name="T10">18</text:span></text:p></draw:text-box></draw:frame><draw:frame draw:style-name="gr41" draw:text-style-name="P26" svg:width="0.916cm" svg:height="0.632cm" svg:x="10.917cm" svg:y="11.169cm"><draw:text-box><text:p text:style-name="P16"><text:span text:style-name="T10">17</text:span></text:p></draw:text-box></draw:frame><draw:frame draw:style-name="gr41" draw:text-style-name="P26" svg:width="0.916cm" svg:height="0.632cm" svg:x="10.917cm" svg:y="12.07cm"><draw:text-box><text:p text:style-name="P16"><text:span text:style-name="T10">16</text:span></text:p></draw:text-box></draw:frame><draw:frame draw:style-name="gr41" draw:text-style-name="P26" svg:width="0.916cm" svg:height="0.632cm" svg:x="10.919cm" svg:y="12.972cm"><draw:text-box><text:p text:style-name="P16"><text:span text:style-name="T10">15</text:span></text:p></draw:text-box></draw:frame><draw:frame draw:style-name="gr52" draw:text-style-name="P26" svg:width="1.465cm" svg:height="0.632cm" svg:x="12.467cm" svg:y="10.289cm"><draw:text-box><text:p text:style-name="P16"><text:span text:style-name="T10">V</text:span><text:span text:style-name="T11">OUT</text:span><text:span text:style-name="T10">B</text:span></text:p></draw:text-box></draw:frame><draw:frame draw:style-name="gr53" draw:text-style-name="P26" svg:width="1.699cm" svg:height="0.632cm" svg:x="12.469cm" svg:y="11.19cm"><draw:text-box><text:p text:style-name="P16"><text:span text:style-name="T10">REFOUT</text:span></text:p></draw:text-box></draw:frame><draw:frame draw:style-name="gr46" draw:text-style-name="P26" svg:width="1.394cm" svg:height="0.632cm" svg:x="12.469cm" svg:y="12.091cm"><draw:text-box><text:p text:style-name="P16"><text:span text:style-name="T10">AGND</text:span></text:p></draw:text-box></draw:frame><draw:frame draw:style-name="gr52" draw:text-style-name="P26" svg:width="1.465cm" svg:height="0.632cm" svg:x="12.471cm" svg:y="12.991cm"><draw:text-box><text:p text:style-name="P16"><text:span text:style-name="T10">V</text:span><text:span text:style-name="T11">OUT</text:span><text:span text:style-name="T10">A</text:span></text:p></draw:text-box></draw:frame><draw:frame draw:style-name="gr54" draw:text-style-name="P26" svg:width="1.329cm" svg:height="0.632cm" svg:x="12.469cm" svg:y="8.493cm"><draw:text-box><text:p text:style-name="P16"><text:span text:style-name="T10">V</text:span><text:span text:style-name="T11">IN</text:span><text:span text:style-name="T10">(-)</text:span></text:p></draw:text-box></draw:frame><draw:frame draw:style-name="gr55" draw:text-style-name="P26" svg:width="0.934cm" svg:height="0.632cm" svg:x="12.462cm" svg:y="3.189cm"><draw:text-box><text:p text:style-name="P16"><text:span text:style-name="T10">CS</text:span></text:p></draw:text-box></draw:frame><draw:line draw:style-name="gr50" draw:text-style-name="P14" svg:x1="12.778cm" svg:y1="3.336cm" svg:x2="13.088cm" svg:y2="3.336cm"><text:p/></draw:line><draw:line draw:style-name="gr50" draw:text-style-name="P14" svg:x1="12.778cm" svg:y1="2.336cm" svg:x2="13.088cm" svg:y2="2.336cm"><text:p/></draw:line><draw:circle draw:style-name="gr56" draw:text-style-name="P27" svg:width="0.301cm" svg:height="0.301cm" svg:x="6.997cm" svg:y="1.109cm"><text:p/></draw:circle></draw:g></text:p>
      <text:p text:style-name="Standard"/>
      <text:p text:style-name="P8"/>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office:font-face-decls>
  <office:styles>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42S</meta:editing-duration>
    <meta:editing-cycles>6</meta:editing-cycles>
    <meta:generator>LibreOffice/5.1.0.3$Windows_x86 LibreOffice_project/5e3e00a007d9b3b6efb6797a8b8e57b51ab1f737</meta:generator>
    <dc:date>2018-08-13T23:29:04.499000000</dc:date>
    <meta:document-statistic meta:table-count="0" meta:image-count="0" meta:object-count="0" meta:page-count="4" meta:paragraph-count="19" meta:word-count="118" meta:character-count="970" meta:non-whitespace-character-count="868"/>
    <meta:user-defined meta:name="Info 1"/>
    <meta:user-defined meta:name="Info 2"/>
    <meta:user-defined meta:name="Info 3"/>
    <meta:user-defined meta:name="Info 4"/>
  </office:meta>
</office:document-meta>
</file>